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lose-TEST0003">
            <text:p>close-TEST0003</text:p>
          </table:table-cell>
          <table:table-cell table:style-name="pd1" office:value-type="string" office:value="NumStock-TEST0003">
            <text:p>NumStock-TEST0003</text:p>
          </table:table-cell>
          <table:table-cell table:style-name="pd1" office:value-type="string" office:value="Invested-TEST0003">
            <text:p>Invested-TEST0003</text:p>
          </table:table-cell>
          <table:table-cell table:style-name="pd1" office:value-type="string" office:value="target-TEST0003">
            <text:p>target-TEST0003</text:p>
          </table:table-cell>
          <table:table-cell table:style-name="pd1" office:value-type="string" office:value="Value-TEST0003">
            <text:p>Value-TEST0003</text:p>
          </table:table-cell>
          <table:table-cell table:style-name="pd1" office:value-type="string" office:value="Value-total">
            <text:p>Value-total</text:p>
          </table:table-cell>
          <table:table-cell table:style-name="pd1" office:value-type="string" office:value="Invested-total">
            <text:p>Invested-total</text:p>
          </table:table-cell>
          <table:table-cell table:style-name="pd1" office:value-type="string" office:value="target-total">
            <text:p>target-total</text:p>
          </table:table-cell>
          <table:table-cell table:style-name="pd1" office:value-type="string" office:value="perc-TEST0003">
            <text:p>perc-TEST0003</text:p>
          </table:table-cell>
          <table:table-cell table:style-name="pd1" office:value-type="string" office:value="delta-TEST0003">
            <text:p>delta-TEST0003</text:p>
          </table:table-cell>
          <table:table-cell table:style-name="pd1" office:value-type="string" office:value="perc-total">
            <text:p>perc-total</text:p>
          </table:table-cell>
          <table:table-cell table:style-name="pd1" office:value-type="string" office:value="delta-total">
            <text:p>delta-total</text:p>
          </table:table-cell>
        </table:table-row>
        <table:table-row>
          <table:table-cell table:style-name="pd1" office:value-type="date" office:date-value="2021-03-01T00:00:00">
            <text:p>Mon Mar  1 00:00:00 2021</text:p>
          </table:table-cell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date" office:date-value="2021-03-02T00:00:00">
            <text:p>Tue Mar  2 00:00:00 2021</text:p>
          </table:table-cell>
          <table:table-cell office:value-type="float" office:value="101.0">
            <text:p>101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10.0">
            <text:p>1010.0</text:p>
          </table:table-cell>
          <table:table-cell office:value-type="float" office:value="1010.0">
            <text:p>101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10.0">
            <text:p>1010.0</text:p>
          </table:table-cell>
        </table:table-row>
        <table:table-row>
          <table:table-cell table:style-name="pd1" office:value-type="date" office:date-value="2021-03-03T00:00:00">
            <text:p>Wed Mar  3 00:00:00 2021</text:p>
          </table:table-cell>
          <table:table-cell office:value-type="float" office:value="102.0">
            <text:p>102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20.0">
            <text:p>1020.0</text:p>
          </table:table-cell>
          <table:table-cell office:value-type="float" office:value="1020.0">
            <text:p>102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20.0">
            <text:p>1020.0</text:p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103.0">
            <text:p>103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30.0">
            <text:p>1030.0</text:p>
          </table:table-cell>
          <table:table-cell office:value-type="float" office:value="1030.0">
            <text:p>103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30.0">
            <text:p>1030.0</text:p>
          </table:table-cell>
        </table:table-row>
        <table:table-row>
          <table:table-cell table:style-name="pd1" office:value-type="date" office:date-value="2021-03-05T00:00:00">
            <text:p>Fri Mar  5 00:00:00 2021</text:p>
          </table:table-cell>
          <table:table-cell office:value-type="float" office:value="104.0">
            <text:p>104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40.0">
            <text:p>1040.0</text:p>
          </table:table-cell>
          <table:table-cell office:value-type="float" office:value="1040.0">
            <text:p>104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40.0">
            <text:p>1040.0</text:p>
          </table:table-cell>
        </table:table-row>
        <table:table-row>
          <table:table-cell table:style-name="pd1" office:value-type="date" office:date-value="2021-03-06T00:00:00">
            <text:p>Sat Mar  6 00:00:00 2021</text:p>
          </table:table-cell>
          <table:table-cell office:value-type="float" office:value="105.0">
            <text:p>105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50.0">
            <text:p>1050.0</text:p>
          </table:table-cell>
          <table:table-cell office:value-type="float" office:value="1050.0">
            <text:p>105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50.0">
            <text:p>1050.0</text:p>
          </table:table-cell>
        </table:table-row>
        <table:table-row>
          <table:table-cell table:style-name="pd1" office:value-type="date" office:date-value="2021-03-07T00:00:00">
            <text:p>Sun Mar  7 00:00:00 2021</text:p>
          </table:table-cell>
          <table:table-cell office:value-type="float" office:value="106.0">
            <text:p>106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60.0">
            <text:p>1060.0</text:p>
          </table:table-cell>
          <table:table-cell office:value-type="float" office:value="1060.0">
            <text:p>106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60.0">
            <text:p>1060.0</text:p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107.0">
            <text:p>107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70.0">
            <text:p>1070.0</text:p>
          </table:table-cell>
          <table:table-cell office:value-type="float" office:value="1070.0">
            <text:p>107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70.0">
            <text:p>1070.0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108.0">
            <text:p>108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80.0">
            <text:p>1080.0</text:p>
          </table:table-cell>
          <table:table-cell office:value-type="float" office:value="1080.0">
            <text:p>108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80.0">
            <text:p>1080.0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109.0">
            <text:p>109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090.0">
            <text:p>1090.0</text:p>
          </table:table-cell>
          <table:table-cell office:value-type="float" office:value="1090.0">
            <text:p>109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90.0">
            <text:p>1090.0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110.0">
            <text:p>11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00.0">
            <text:p>1100.0</text:p>
          </table:table-cell>
          <table:table-cell office:value-type="float" office:value="1100.0">
            <text:p>110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00.0">
            <text:p>1100.0</text:p>
          </table:table-cell>
        </table:table-row>
        <table:table-row>
          <table:table-cell table:style-name="pd1" office:value-type="date" office:date-value="2021-03-12T00:00:00">
            <text:p>Fri Mar 12 00:00:00 2021</text:p>
          </table:table-cell>
          <table:table-cell office:value-type="float" office:value="111.0">
            <text:p>111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10.0">
            <text:p>1110.0</text:p>
          </table:table-cell>
          <table:table-cell office:value-type="float" office:value="1110.0">
            <text:p>111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10.0">
            <text:p>1110.0</text:p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112.0">
            <text:p>112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20.0">
            <text:p>1120.0</text:p>
          </table:table-cell>
          <table:table-cell office:value-type="float" office:value="1120.0">
            <text:p>112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20.0">
            <text:p>1120.0</text:p>
          </table:table-cell>
        </table:table-row>
        <table:table-row>
          <table:table-cell table:style-name="pd1" office:value-type="date" office:date-value="2021-03-14T00:00:00">
            <text:p>Sun Mar 14 00:00:00 2021</text:p>
          </table:table-cell>
          <table:table-cell office:value-type="float" office:value="113.0">
            <text:p>113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30.0">
            <text:p>1130.0</text:p>
          </table:table-cell>
          <table:table-cell office:value-type="float" office:value="1130.0">
            <text:p>113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30.0">
            <text:p>1130.0</text:p>
          </table:table-cell>
        </table:table-row>
        <table:table-row>
          <table:table-cell table:style-name="pd1" office:value-type="date" office:date-value="2021-03-15T00:00:00">
            <text:p>Mon Mar 15 00:00:00 2021</text:p>
          </table:table-cell>
          <table:table-cell office:value-type="float" office:value="114.0">
            <text:p>114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40.0">
            <text:p>1140.0</text:p>
          </table:table-cell>
          <table:table-cell office:value-type="float" office:value="1140.0">
            <text:p>114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40.0">
            <text:p>1140.0</text:p>
          </table:table-cell>
        </table:table-row>
        <table:table-row>
          <table:table-cell table:style-name="pd1" office:value-type="date" office:date-value="2021-03-16T00:00:00">
            <text:p>Tue Mar 16 00:00:00 2021</text:p>
          </table:table-cell>
          <table:table-cell office:value-type="float" office:value="115.0">
            <text:p>115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50.0">
            <text:p>1150.0</text:p>
          </table:table-cell>
          <table:table-cell office:value-type="float" office:value="1150.0">
            <text:p>115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50.0">
            <text:p>1150.0</text:p>
          </table:table-cell>
        </table:table-row>
        <table:table-row>
          <table:table-cell table:style-name="pd1" office:value-type="date" office:date-value="2021-03-17T00:00:00">
            <text:p>Wed Mar 17 00:00:00 2021</text:p>
          </table:table-cell>
          <table:table-cell office:value-type="float" office:value="116.0">
            <text:p>116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60.0">
            <text:p>1160.0</text:p>
          </table:table-cell>
          <table:table-cell office:value-type="float" office:value="1160.0">
            <text:p>116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60.0">
            <text:p>1160.0</text:p>
          </table:table-cell>
        </table:table-row>
        <table:table-row>
          <table:table-cell table:style-name="pd1" office:value-type="date" office:date-value="2021-03-18T00:00:00">
            <text:p>Thu Mar 18 00:00:00 2021</text:p>
          </table:table-cell>
          <table:table-cell office:value-type="float" office:value="117.0">
            <text:p>117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70.0">
            <text:p>1170.0</text:p>
          </table:table-cell>
          <table:table-cell office:value-type="float" office:value="1170.0">
            <text:p>117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70.0">
            <text:p>1170.0</text:p>
          </table:table-cell>
        </table:table-row>
        <table:table-row>
          <table:table-cell table:style-name="pd1" office:value-type="date" office:date-value="2021-03-19T00:00:00">
            <text:p>Fri Mar 19 00:00:00 2021</text:p>
          </table:table-cell>
          <table:table-cell office:value-type="float" office:value="118.0">
            <text:p>118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80.0">
            <text:p>1180.0</text:p>
          </table:table-cell>
          <table:table-cell office:value-type="float" office:value="1180.0">
            <text:p>118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80.0">
            <text:p>1180.0</text:p>
          </table:table-cell>
        </table:table-row>
        <table:table-row>
          <table:table-cell table:style-name="pd1" office:value-type="date" office:date-value="2021-03-20T00:00:00">
            <text:p>Sat Mar 20 00:00:00 2021</text:p>
          </table:table-cell>
          <table:table-cell office:value-type="float" office:value="119.0">
            <text:p>119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float" office:value="1190.0">
            <text:p>1190.0</text:p>
          </table:table-cell>
          <table:table-cell office:value-type="float" office:value="1190.0">
            <text:p>1190.0</text:p>
          </table:table-cell>
          <table:table-cell office:value-type="float" office:value="990.0">
            <text:p>99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90.0">
            <text:p>119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